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4cm"/>
    </style:style>
    <style:style style:name="co3" style:family="table-column">
      <style:table-column-properties fo:break-before="auto" style:column-width="4.997cm"/>
    </style:style>
    <style:style style:name="co4" style:family="table-column">
      <style:table-column-properties fo:break-before="auto" style:column-width="4.514cm"/>
    </style:style>
    <style:style style:name="co5" style:family="table-column">
      <style:table-column-properties fo:break-before="auto" style:column-width="3.2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3"/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6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Точность (тест,)</text:p>
          </table:table-cell>
          <table:table-cell office:value-type="string" calcext:value-type="string">
            <text:p>Функция потерь (тест,)</text:p>
          </table:table-cell>
          <table:table-cell table:style-name="ce1" office:value-type="string" calcext:value-type="string">
            <text:p>Функция потерь (обуч,)</text:p>
          </table:table-cell>
          <table:table-cell table:number-columns-repeated="4"/>
          <table:table-cell table:style-name="ce1"/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97.59" calcext:value-type="float">
            <text:p>97,59</text:p>
          </table:table-cell>
          <table:table-cell office:value-type="float" office:value="0.10360337" calcext:value-type="float">
            <text:p>0,10360337</text:p>
          </table:table-cell>
          <table:table-cell table:style-name="ce4" office:value-type="float" office:value="0.00083266" calcext:value-type="float">
            <text:p>0,000832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D</text:p>
          </table:table-cell>
          <table:table-cell office:value-type="float" office:value="98.01" calcext:value-type="float">
            <text:p>98,01</text:p>
          </table:table-cell>
          <table:table-cell office:value-type="float" office:value="0.10609829" calcext:value-type="float">
            <text:p>0,10609829</text:p>
          </table:table-cell>
          <table:table-cell table:style-name="ce4" office:value-type="float" office:value="0.00004768" calcext:value-type="float">
            <text:p>0,00004768</text:p>
          </table:table-cell>
          <table:table-cell table:number-columns-repeated="5"/>
        </table:table-row>
        <table:table-row table:style-name="ro1">
          <table:table-cell/>
          <table:table-cell table:formula="of:=[.B2]-[.B3]" office:value-type="float" office:value="-0.420000000000002" calcext:value-type="float">
            <text:p>-0,420000000000002</text:p>
          </table:table-cell>
          <table:table-cell table:formula="of:=[.C2]-[.C3]" office:value-type="float" office:value="-0.00249492" calcext:value-type="float">
            <text:p>-0,00249492</text:p>
          </table:table-cell>
          <table:table-cell table:formula="of:=[.D2]-[.D3]" office:value-type="float" office:value="0.00078498" calcext:value-type="float">
            <text:p>0,00078498</text:p>
          </table:table-cell>
          <table:table-cell table:number-columns-repeated="5"/>
        </table:table-row>
        <table:table-row table:style-name="ro1" table:number-rows-repeated="20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 table:number-rows-repeated="24"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.00.0000</text:date>, <text:time style:data-style-name="N2" text:time-value="22:39:34.20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7:52:49.107000000</meta:creation-date>
    <dc:date>2024-05-19T22:48:30.701000000</dc:date>
    <meta:editing-duration>PT3H1M55S</meta:editing-duration>
    <meta:editing-cycles>3</meta:editing-cycles>
    <meta:generator>LibreOffice/7.6.2.1$Windows_X86_64 LibreOffice_project/56f7684011345957bbf33a7ee678afaf4d2ba333</meta:generator>
    <meta:document-statistic meta:table-count="1" meta:cell-count="14" meta:object-count="0"/>
  </office:meta>
</office:document-meta>
</file>